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size="12pt" style:font-size-asian="12pt" style:font-size-complex="12pt"/>
    </style:style>
    <style:style style:name="P8" style:parent-style-name="Normal" style:family="paragraph">
      <style:text-properties fo:font-weight="bold" style:font-weight-asian="bold" style:font-weight-complex="bold"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ext:p text:style-name="P1">Introduction :</text:p>
      <text:p text:style-name="P2"/>
      <text:p text:style-name="P3">J’ai mis du temps à oser me lancer dans l’aventure OpenClassrooms. J’ai sur trouver la motivation nécessaire et je me suis lancé. Je ne regrette vraiment pas ce parcours, il m’a permis d’évoluer dans quelque chose qui me plait. Cette formation ne pas apporter seulement des compétences technologiques mais aussi des compétences humaines.<text:s/></text:p>
      <text:p text:style-name="P4">Il est très difficile de se motiver tout le long de la formation en étant seul, sans l’aide de mon mentor je n’y serai jamais parvenu. Le mentor n’est pas juste là pour nous aider lorsqu’on bloque sur un bug, il apporte beaucoup bien plus.</text:p>
      <text:p text:style-name="P5"/>
      <text:p text:style-name="P6">Mon parcours :</text:p>
      <text:p text:style-name="P7"/>
      <text:p text:style-name="Normal">Le début de ma formation fût compliqué, je n’avais jamais vraiment touché de code. Le seul code que j’avais déjà étudié auparavant c’était du HTML/CSS sur le site du zéro (ancien site OpenClassrooms). J’ai donc luté pendant 5 mois sur les cours java.</text:p>
      <text:p text:style-name="Normal">Finir le projet 3 sur les jeux ma procuré beaucoup de satisfaction, j’étais loin de m’imaginer que j’allai en apprendre encore plus. Ce projet m’a permis de découvrir la joie de rester bloqué sur un problème et de parvenir à le résoudre après plusieurs heures, la satisfaction de voir son code fonctionné.</text:p>
      <text:p text:style-name="Normal">A la suite de se projet j’ai totalement découvert une partie que j’ignorais totalement, c’est la partie préparation d’un projet. Celle-ci compte tout autant que la partie développement. C’est important de ne pas brûler les étapes pour pas le regretter par la suite et perdre du temps.</text:p>
      <text:p text:style-name="Normal">Ce n’est pas la partie qui ma le plus accrocher mais avec le temps je prends maintenant du plaisir à faire la partie UML de l’application.</text:p>
      <text:p text:style-name="Normal"/>
      <text:p text:style-name="Normal">Après les projets sur la partie UML j’ai dû faire les cours sur Spring et Maven. Ces cours on étaient les plus compliqués pour moi. J’ai dû les revoir plusieurs fois pour bien les assimiler. Maintenant je me rends compte que c’est totalement acquis et que ça valait le coup d’insister.</text:p>
      <text:p text:style-name="Normal">Le projet sur le site d’escalade a été intéressant, sans avoir finaliser les exercices des cours précédents je ne sais pas si je serai parvenu aussi bien à réaliser un projet comme ça.</text:p>
      <text:p text:style-name="Normal">Le projet pour le site d’une bibliothèque m’a prouvé que les compétences que j’ai acquis dans<text:s/>les projets précédents<text:s/>sont bien ancrés.<text:s/></text:p>
      <text:p text:style-name="Normal">J’ai compris que je pouvais commencer à faire des choses intéressantes.</text:p>
      <text:p text:style-name="Normal"/>
      <text:p text:style-name="Normal">Le projet 8 m’a permis de découvrir la façon de faire pour déployer une application sur un serveur Debian. La nécessité de savoir exploiter Linux/Ubuntu.<text:s/></text:p>
      <text:p text:style-name="Normal"/>
      <text:p text:style-name="Normal">La partie sur les tests unitaires et d’intégrations ma vraiment passionnés. Je ne pensais que cette partie serait<text:s/>ma préférée.<text:s/>Tester son code est vraiment une partie de l’application à part entière.<text:s/>Pour ce projet je ne me suis pas contenté seulement du cours fournit par OpenClassrooms, je me suis lancé dans un livre sur JUnit et Mockito et avec cela une vidéo d’une heure sur l’utilisation des Fakes et le Pattern Builder.</text:p>
      <text:p text:style-name="Normal">C’était donc bien préparé que je me suis lancé à la présentation de ce projet.</text:p>
      <text:p text:style-name="Normal">Le projet 10 m’a fait<text:s/>réaliser<text:s/>de toutes mes compétences acquis au cours de ma formation. Je me suis rendu compte que peu importe la tâche demandée j’ai les outils pour remplir celle-ci.</text:p>
      <text:p text:style-name="Normal">J’ai remarqué ma progression en revenant sur du code que j’avais fait des mois auparavant, car je pouvais sans problème optimiser celui-ci.</text:p>
      <text:p text:style-name="Normal"/>
      <text:p text:style-name="Normal">La partie sur la veille technologique ma beaucoup aidé et m’aide toujours au quotidien. C’est quand j’ai commencé à faire ma veille technologique que je me suis rendu compte que j’aurais dû laissé une trace de toutes les informations pertinentes que j’ai récupéré pendant ma formation.</text:p>
      <text:p text:style-name="Normal">C’est un élément qui me suivra tout au long de ùa carrière et je continu de l’alimenter chaque jour.</text:p>
      <text:p text:style-name="Normal">Je pense que ce projet devrait être réalisé plus tôt dans la formation.</text:p>
      <text:p text:style-name="Normal"/>
      <text:p text:style-name="Normal">C’est donc avec la hâte de finir cette formation que je me suis lancé dans le dernier projet. J’ai mis en place toutes les compétences que j’ai acquis pendant cette formation. J’ai pu voir<text:s/>qu’avec tous ces projets réalisés je m’étais amélioré avec la pratique.<text:s/></text:p>
      <text:p text:style-name="Normal"/>
      <text:p text:style-name="Normal"/>
      <text:p text:style-name="P8">Conclusion :</text:p>
      <text:p text:style-name="P9"/>
      <text:p text:style-name="Normal">Je pense que cette formation ma bien préparé pour intégrer une entreprise et répondre à ses attentes.</text:p>
      <text:p text:style-name="Normal">Elle m’a appris à savoir gérer un problème, de persister malgré tout. Il y a plusieurs façons de gérer un blocage, pour mon cas je préfère arrêter quelques minutes et revenir sur le problème avec un point de vue différent.<text:s/></text:p>
      <text:p text:style-name="Normal">Les soutenances manqués mon beaucoup aidés à optimiser mon travail.<text:s/></text:p>
      <text:p text:style-name="Normal">Le fait de devoir pratiquer dans les exercices des cours aide grandement<text:s/>à la compréhension.<text:s/></text:p>
      <text:p text:style-name="Normal">J’ai hâte de voir ce que je<text:s/>vaux<text:s/>dans le milieu du travail.</text:p>
      <text:p text:style-name="Normal">Sans cette formation je n’aurais jamais pu faire un travail qui me passionne vraiment plus que tout, c’est pour ça que je remercie OpenClassrooms d’offrir cette chance à des personnes comme mo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roche</meta:initial-creator>
    <dc:creator>yoann roche</dc:creator>
    <meta:creation-date>2020-03-05T06:27:00Z</meta:creation-date>
    <dc:date>2020-03-13T08:20:00Z</dc:date>
    <meta:template xlink:href="Normal" xlink:type="simple"/>
    <meta:editing-cycles>6</meta:editing-cycles>
    <meta:editing-duration>PT252420S</meta:editing-duration>
    <meta:document-statistic meta:page-count="2" meta:paragraph-count="9" meta:word-count="730" meta:character-count="4737" meta:row-count="33" meta:non-whitespace-character-count="4016"/>
  </office:meta>
</office:document-meta>
</file>